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8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Newsletter</text:p>
          </table:table-cell>
          <table:table-cell office:value-type="string" table:style-name="ce2">
            <text:p>Buchungseingang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number-columns-repeated="2" table:style-name="ce5"/>
          <table:table-cell office:value-type="date" office:date-value="2016-07-08T00:00:00" table:style-name="ce6">
            <text:p>0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2T00:00:00" table:style-name="ce6">
            <text:p>02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3T00:00:00" table:style-name="ce6">
            <text:p>03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2T00:00:00" table:style-name="ce6">
            <text:p>12.06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number-columns-repeated="2"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6-21T00:00:00" table:style-name="ce6">
            <text:p>21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9T00:00:00" table:style-name="ce6">
            <text:p>29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number-columns-repeated="2" table:style-name="ce4"/>
          <table:table-cell office:value-type="date" office:date-value="2016-08-09T00:00:00" table:style-name="ce6">
            <text:p>09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6T00:00:00" table:style-name="ce6">
            <text:p>26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tthias</text:p>
          </table:table-cell>
          <table:table-cell office:value-type="string" table:style-name="ce4">
            <text:p>Dor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tthias.dorn@mac.com">matthias.dorn@mac.com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31T00:00:00" table:style-name="ce6">
            <text:p>31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rk</text:p>
          </table:table-cell>
          <table:table-cell office:value-type="string" table:style-name="ce4">
            <text:p>Renard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Dirk.Renard@me.com">Dirk.Renard@me.com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8T00:00:00" table:style-name="ce6">
            <text:p>28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rank</text:p>
          </table:table-cell>
          <table:table-cell office:value-type="string" table:style-name="ce4">
            <text:p>Böhring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frank-boehringer@t-online.de">frank-boehringer@t-online.de</text:a></text:p>
          </table:table-cell>
          <table:table-cell table:style-name="ce4"/>
          <table:table-cell office:value-type="string" table:content-validation-name="val1" table:style-name="ce4">
            <text:p>Passau – Trieste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01T00:00:00" table:style-name="ce6">
            <text:p>01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phan</text:p>
          </table:table-cell>
          <table:table-cell office:value-type="string" table:style-name="ce4">
            <text:p>Feu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tephan.feuz@bluemail.ch">stephan.feuz@bluemail.ch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im EZ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rald</text:p>
          </table:table-cell>
          <table:table-cell office:value-type="string" table:style-name="ce4">
            <text:p>Kuderna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gerald.kuderna@gmx.at">gerald.kuderna@gmx.at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mit nicht-radfahrender Begleiterin Birgit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bert</text:p>
          </table:table-cell>
          <table:table-cell office:value-type="string" table:style-name="ce4">
            <text:p>Schimm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info@fschimmel-engineering.de">info@fschimmel-engineering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st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.kastel@web.de">s.kastel@web.de</text:a>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ens</text:p>
          </table:table-cell>
          <table:table-cell office:value-type="string" table:style-name="ce4">
            <text:p>Saarhol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jens.saarholz@framesoft.com">jens.saarholz@framesoft.com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Superior 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hristian</text:p>
          </table:table-cell>
          <table:table-cell office:value-type="string" table:style-name="ce4">
            <text:p>Lehman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il@christianlehmann.ch">mail@christianlehmann.ch</text:a>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5T00:00:00" table:style-name="ce6">
            <text:p>1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Heubach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t.a.heubach@freenet.de">t.a.heubach@freenet.de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15T00:00:00" table:style-name="ce6">
            <text:p>1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uido</text:p>
          </table:table-cell>
          <table:table-cell office:value-type="string" table:style-name="ce4">
            <text:p>Fassbender 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il@guidofassbender.de">mail@guidofassbender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8T00:00:00" table:style-name="ce6">
            <text:p>18.09.2016</text:p>
          </table:table-cell>
          <table:table-cell table:number-columns-repeated="16372"/>
        </table:table-row>
        <table:table-row table:number-rows-repeated="1048524" table:style-name="ro1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uth</meta:initial-creator>
    <dc:creator>Ruth</dc:creator>
    <meta:creation-date>2016-05-23T10:02:57Z</meta:creation-date>
    <dc:date>2016-09-18T08:27:49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